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C00000072C9E7727B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807cm, 0.282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305cm" svg:height="16.361cm" draw:transform="rotate (1.5707963267949) translate (-0.121cm 28.035cm)">
          <draw:image xlink:href="Pictures/1000000000000CC00000072C9E7727B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053cm" fo:page-height="27.7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4T11:49:45.964181544</dc:date>
    <meta:editing-duration>PT38S</meta:editing-duration>
    <meta:editing-cycles>1</meta:editing-cycles>
    <meta:document-statistic meta:object-count="1"/>
    <meta:generator>LibreOffice/24.2.6.2$Linux_X86_64 LibreOffice_project/420$Build-2</meta:generator>
  </office:meta>
</office:document-meta>
</file>